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lr-tb"/>
      <style:text-properties officeooo:paragraph-rsid="0001e61d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rsid="0001e61d" officeooo:paragraph-rsid="0001e61d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340e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officeooo:paragraph-rsid="00052d61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paragraph-rsid="0007bc76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paragraph-rsid="00087b06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0ab16e" officeooo:paragraph-rsid="000ab16e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rsid="000b5463" officeooo:paragraph-rsid="000b5463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officeooo:rsid="000b5463" officeooo:paragraph-rsid="000bb4db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officeooo:rsid="000b5463" officeooo:paragraph-rsid="000be3c7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officeooo:rsid="000b5463" officeooo:paragraph-rsid="00120212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officeooo:paragraph-rsid="000be3c7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officeooo:paragraph-rsid="00120212"/>
    </style:style>
    <style:style style:name="T1" style:family="text">
      <style:text-properties officeooo:rsid="0003340e"/>
    </style:style>
    <style:style style:name="T2" style:family="text">
      <style:text-properties officeooo:rsid="0003a4e8"/>
    </style:style>
    <style:style style:name="T3" style:family="text">
      <style:text-properties officeooo:rsid="00052d61"/>
    </style:style>
    <style:style style:name="T4" style:family="text">
      <style:text-properties officeooo:rsid="00060cf1"/>
    </style:style>
    <style:style style:name="T5" style:family="text">
      <style:text-properties officeooo:rsid="0006cf9e"/>
    </style:style>
    <style:style style:name="T6" style:family="text">
      <style:text-properties officeooo:rsid="0007bc76"/>
    </style:style>
    <style:style style:name="T7" style:family="text">
      <style:text-properties officeooo:rsid="0007fa10"/>
    </style:style>
    <style:style style:name="T8" style:family="text">
      <style:text-properties officeooo:rsid="00087b06"/>
    </style:style>
    <style:style style:name="T9" style:family="text">
      <style:text-properties officeooo:rsid="0008cc48"/>
    </style:style>
    <style:style style:name="T10" style:family="text">
      <style:text-properties officeooo:rsid="000b5463"/>
    </style:style>
    <style:style style:name="T11" style:family="text">
      <style:text-properties officeooo:rsid="000bb4db"/>
    </style:style>
    <style:style style:name="T12" style:family="text">
      <style:text-properties officeooo:rsid="000be3c7"/>
    </style:style>
    <style:style style:name="T13" style:family="text">
      <style:text-properties officeooo:rsid="000ccad1"/>
    </style:style>
    <style:style style:name="T14" style:family="text">
      <style:text-properties officeooo:rsid="000ce5b2"/>
    </style:style>
    <style:style style:name="T15" style:family="text">
      <style:text-properties officeooo:rsid="000ea1d3"/>
    </style:style>
    <style:style style:name="T16" style:family="text">
      <style:text-properties officeooo:rsid="00104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7: More on Trees and Sorting<text:line-break/></text:p>
      <text:p text:style-name="P1">1. Implement maketree, setleft, and setright for right in-threaded binary trees<text:line-break/>using the sequential array representation.</text:p>
      <text:p text:style-name="P1"/>
      <text:p text:style-name="P2">A right in-threaded binary tree has pointers for leaves to successor nodes. This can be implemented in <text:s/>array<text:span text:style-name="T1">s</text:span> as follows.</text:p>
      <text:p text:style-name="P2"/>
      <text:p text:style-name="P4">Define TreeNode {</text:p>
      <text:p text:style-name="P4"><text:tab/>DataType Data</text:p>
      <text:p text:style-name="P4"><text:tab/>TreeNode Left, Right</text:p>
      <text:p text:style-name="P4">}</text:p>
      <text:p text:style-name="P4"/>
      <text:p text:style-name="P4">Define treeArray as Array</text:p>
      <text:p text:style-name="P4">Define RThreadArray as Array</text:p>
      <text:p text:style-name="P4"/>
      <text:p text:style-name="P4">Method MakeTree(index, DataType item):</text:p>
      <text:p text:style-name="P4"><text:tab/>TreeNode Temp = new TreeNode</text:p>
      <text:p text:style-name="P4"><text:tab/>Temp.Data = item</text:p>
      <text:p text:style-name="P4"><text:tab/>Temp.Left = null //no left child</text:p>
      <text:p text:style-name="P4"><text:tab/>Temp.Right = null //no right child</text:p>
      <text:p text:style-name="P4"><text:tab/>RThreadArray[index] = false //no rthread</text:p>
      <text:p text:style-name="P4"><text:tab/>treeArray[index] = Temp</text:p>
      <text:p text:style-name="P4"/>
      <text:p text:style-name="P4">Method SetLeft(parentIndex, DataType item):</text:p>
      <text:p text:style-name="P4"><text:tab/>leftIndex = 2 * parentIndex + 1</text:p>
      <text:p text:style-name="P4"><text:tab/>if (treeArray[parentIndex] == null) or (leftIndex &gt;= Length of treeArray)</text:p>
      <text:p text:style-name="P4"><text:tab/><text:tab/>// handle error</text:p>
      <text:p text:style-name="P4"><text:tab/>else if (treeArray[leftIndex] != null)</text:p>
      <text:p text:style-name="P4"><text:tab/><text:tab/>// handle error, parentIndex can't have existing left child</text:p>
      <text:p text:style-name="P4"><text:tab/>else</text:p>
      <text:p text:style-name="P4"><text:tab/><text:tab/>//make new left and thread </text:p>
      <text:p text:style-name="P4"><text:tab/><text:tab/>MakeTree(leftIndex, item)</text:p>
      <text:p text:style-name="P4"><text:tab/><text:tab/>treeArray[leftIndex].Right = parentIndex</text:p>
      <text:p text:style-name="P4"><text:tab/><text:tab/>RThreadArray[leftIndex] = true</text:p>
      <text:p text:style-name="P4"/>
      <text:p text:style-name="P4">Method SetRight(parentIndex, DataType item):</text:p>
      <text:p text:style-name="P4"><text:tab/>rightIndex = 2 * parentIndex + 2</text:p>
      <text:p text:style-name="P4"><text:tab/>if (treeArray[parentIndex] == null) or (rightIndex &gt;= Length of treeArray)</text:p>
      <text:p text:style-name="P4"><text:tab/><text:tab/>// handle error</text:p>
      <text:p text:style-name="P4"><text:tab/>else if (!RThreadArray[parentIndex])</text:p>
      <text:p text:style-name="P4"><text:tab/><text:tab/>// handle error, parentIndex can't have existing right child</text:p>
      <text:p text:style-name="P4"><text:tab/>else</text:p>
      <text:p text:style-name="P4"><text:tab/><text:tab/>MakeTree(rightIndex, item)</text:p>
      <text:p text:style-name="P4"/>
      <text:p text:style-name="P4"><text:tab/><text:tab/>//copy IOS from parent to right, add rthread</text:p>
      <text:p text:style-name="P4"><text:tab/><text:tab/>treeArray[rightIndex].Right = treeArray[parentIndex].Right</text:p>
      <text:p text:style-name="P4"><text:tab/><text:tab/>RThreadArray[rightIndex] = true</text:p>
      <text:p text:style-name="P4"/>
      <text:p text:style-name="P4"><text:soft-page-break/><text:tab/><text:tab/>//update parent right and remove rthread</text:p>
      <text:p text:style-name="P4"><text:tab/><text:tab/>treeArray[parentIndex].Right = rightIndex</text:p>
      <text:p text:style-name="P4"><text:tab/><text:tab/>RThreadArray[parentIndex] = false</text:p>
      <text:p text:style-name="P1"/>
      <text:p text:style-name="P1">2. Implement inorder traversal for the right in-thread tree in the previous problem.</text:p>
      <text:p text:style-name="P1"/>
      <text:p text:style-name="P7">We can traverse tree by traversing the sequential array based on how we assigned indexes to children nodes.</text:p>
      <text:p text:style-name="P7"/>
      <text:p text:style-name="P13">Method IOT(idx):</text:p>
      <text:p text:style-name="P13"><text:tab/>while (idx != null) and (idx &lt; len(treeArray))</text:p>
      <text:p text:style-name="P13"><text:tab/><text:tab/>// find left</text:p>
      <text:p text:style-name="P13"><text:tab/><text:tab/>while ((2 * idx + 1 &lt; len(treeArray)) and (treeArray[2 * idx + 1] != null))</text:p>
      <text:p text:style-name="P13"><text:tab/><text:tab/><text:tab/>idx = 2 * idx + 1</text:p>
      <text:p text:style-name="P13"/>
      <text:p text:style-name="P13"><text:tab/><text:tab/><text:tab/>//show or do something with the data</text:p>
      <text:p text:style-name="P13"><text:tab/><text:tab/><text:tab/>print(treeArray[idx].Data)</text:p>
      <text:p text:style-name="P13"/>
      <text:p text:style-name="P13"><text:tab/><text:tab/><text:tab/>// find right</text:p>
      <text:p text:style-name="P13"><text:tab/><text:tab/><text:tab/>if (RThreadArray[idx] == true) //find thread</text:p>
      <text:p text:style-name="P13"><text:tab/><text:tab/><text:tab/><text:tab/>idx = treeArray[idx].Right <text:s/></text:p>
      <text:p text:style-name="P13"><text:tab/><text:tab/><text:tab/>else</text:p>
      <text:p text:style-name="P13"><text:tab/><text:tab/><text:tab/><text:tab/>//no thread</text:p>
      <text:p text:style-name="P13"><text:tab/><text:tab/><text:tab/><text:tab/>idx = 2 * idx + 2</text:p>
      <text:p text:style-name="P13"/>
      <text:p text:style-name="P1">3. Let’s sort using a method not discussed in class. Suppose you have n data<text:line-break/>values in in array A. Declare an array called Count. Look at the value in A[i].<text:line-break/>Count the number of items in A that are smaller than the value in A[i]. Assign<text:line-break/>that result to count[i]. Declare an output array Output. Assign Output[count[i]]<text:line-break/>= A[i]. Think about what the size of Output needs to be. Is it n or something<text:line-break/>else? Write a method to sort based on this strategy.</text:p>
      <text:p text:style-name="P1"/>
      <text:p text:style-name="P1"/>
      <text:p text:style-name="P1"/>
      <text:p text:style-name="P1">4. Analyze the cost of the sort you wrote in the previous problem. What is the<text:line-break/>impact of random, ordered, or reverse ordered data?</text:p>
      <text:p text:style-name="P1"/>
      <text:p text:style-name="P1"/>
      <text:p text:style-name="P1"/>
      <text:p text:style-name="P1">5. How many comparisons are necessary to find the largest and smallest of a set<text:line-break/>of n distinct elements? Do not assume the answer must involve sorting. It could<text:line-break/>but does not need to do so. Try to be as efficient as you ca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6:42:32.628000000</meta:creation-date>
    <dc:date>2023-10-29T17:47:31.006000000</dc:date>
    <meta:editing-duration>PT1H4M50S</meta:editing-duration>
    <meta:editing-cycles>2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9" meta:word-count="459" meta:character-count="2936" meta:non-whitespace-character-count="2450"/>
  </office:meta>
</office:document-meta>
</file>